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5.75in" style:type="right"/>
        </style:tab-stops>
      </style:paragraph-properties>
    </style:style>
    <style:style style:name="P6" style:family="paragraph" style:parent-style-name="Standard">
      <style:text-properties style:font-name="Courier" fo:font-size="10pt" style:font-size-asian="10pt" style:font-size-complex="10pt"/>
    </style:style>
    <style:style style:name="P7" style:family="paragraph" style:parent-style-name="Standard">
      <style:text-properties style:font-name="Courier" fo:font-size="8pt" style:font-size-asian="8pt" style:font-size-complex="8pt"/>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text-properties fo:color="#000000" style:font-name="Monospace" fo:font-size="9pt" style:font-name-asian="Monospace" style:font-size-asian="9pt" style:font-name-complex="Monospace" style:font-size-complex="9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3" style:family="paragraph" style:parent-style-name="Standard">
      <style:paragraph-properties fo:margin-left="0in" fo:margin-right="-0.5in" fo:text-indent="0in" style:auto-text-indent="false"/>
    </style:style>
    <style:style style:name="P14" style:family="paragraph" style:parent-style-name="Standard">
      <style:paragraph-properties fo:margin-left="0in" fo:margin-right="-0.5in" fo:text-indent="0in" style:auto-text-indent="false">
        <style:tab-stops>
          <style:tab-stop style:position="5.3752in" style:type="right"/>
        </style:tab-stops>
      </style:paragraph-properties>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19"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0" style:family="paragraph" style:parent-style-name="Standard">
      <style:paragraph-properties fo:margin-left="0in" fo:margin-right="0in" fo:text-indent="0in" style:auto-text-indent="false" fo:break-before="page"/>
      <style:text-properties style:font-name="Courier" fo:font-size="10pt" style:font-size-asian="10pt" style:font-size-complex="10pt"/>
    </style:style>
    <style:style style:name="P21"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22" style:family="paragraph" style:parent-style-name="Standard">
      <style:text-properties fo:color="#000000" style:font-name="Monospace" fo:font-size="10pt" style:font-name-asian="Monospace" style:font-size-asian="10pt" style:font-name-complex="Monospace" style:font-size-complex="10pt"/>
    </style:style>
    <style:style style:name="P23" style:family="paragraph" style:parent-style-name="Standard">
      <style:text-properties fo:color="#000000" style:font-name="Monospace" fo:font-size="9pt" style:font-name-asian="Monospace" style:font-size-asian="9pt" style:font-name-complex="Monospace" style:font-size-complex="9pt"/>
    </style:style>
    <style:style style:name="P24" style:family="paragraph" style:parent-style-name="Standard">
      <style:text-properties fo:font-size="9pt" style:font-size-asian="9pt" style:font-size-complex="9pt"/>
    </style:style>
    <style:style style:name="P25" style:family="paragraph" style:parent-style-name="Standard">
      <style:text-properties style:font-name="Courier" fo:font-size="10pt" style:font-size-asian="10pt" style:font-size-complex="10pt"/>
    </style:style>
    <style:style style:name="P26" style:family="paragraph" style:parent-style-name="Standard">
      <style:paragraph-properties fo:margin-left="0in" fo:margin-right="0in" fo:text-indent="0in" style:auto-text-indent="false"/>
      <style:text-properties style:font-name="Courier" fo:font-size="10pt" style:font-size-asian="10pt" style:font-size-complex="10pt"/>
    </style:style>
    <style:style style:name="P27" style:family="paragraph" style:parent-style-name="Standard">
      <style:paragraph-properties fo:break-before="page"/>
      <style:text-properties fo:color="#000000" style:font-name="Monospace" fo:font-size="10pt" style:font-name-asian="Monospace" style:font-size-asian="10pt" style:font-name-complex="Monospace" style:font-size-complex="10pt"/>
    </style:style>
    <style:style style:name="P28" style:family="paragraph" style:parent-style-name="Heading_20_1">
      <style:paragraph-properties fo:break-before="page"/>
    </style:style>
    <style:style style:name="P29" style:family="paragraph" style:parent-style-name="Contents_20_1">
      <style:paragraph-properties>
        <style:tab-stops>
          <style:tab-stop style:position="5.9638in" style:type="right" style:leader-style="dotted" style:leader-text="."/>
        </style:tab-stops>
      </style:paragraph-properties>
    </style:style>
    <style:style style:name="P30" style:family="paragraph" style:parent-style-name="Contents_20_2">
      <style:paragraph-properties>
        <style:tab-stops>
          <style:tab-stop style:position="5.5154in" style:type="right" style:leader-style="dotted" style:leader-text="."/>
        </style:tab-stops>
      </style:paragraph-properties>
    </style:style>
    <style:style style:name="P31" style:family="paragraph" style:parent-style-name="Contents_20_3">
      <style:paragraph-properties>
        <style:tab-stops>
          <style:tab-stop style:position="5.2673in" style:type="right" style:leader-style="dotted" style:leader-text="."/>
        </style:tab-stops>
      </style:paragraph-properties>
    </style:style>
    <style:style style:name="P32" style:family="paragraph">
      <style:paragraph-properties fo:text-align="center"/>
    </style:style>
    <style:style style:name="P33" style:family="paragraph">
      <style:paragraph-properties fo:text-align="center"/>
      <style:text-properties fo:font-weight="bold" style:font-weight-asian="bold" style:font-weight-complex="bold"/>
    </style:style>
    <style:style style:name="T1"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ty of Liverpool</text:p>
      <text:p text:style-name="P2"/>
      <text:p text:style-name="P2"/>
      <text:p text:style-name="P3">Oliver Lodge Laboratory</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omsSnooper </text:p>
      <text:p text:style-name="P1"/>
      <text:p text:style-name="P1">A suite of tools for managing VOMS <text:s/>records,</text:p>
      <text:p text:style-name="P1">suitable for a site-info.def file or a vo.d directory</text:p>
      <text:p text:style-name="P1"><text:s/></text:p>
      <text:p text:style-name="P2"/>
      <text:p text:style-name="P2"/>
      <text:p text:style-name="P2"/>
      <text:p text:style-name="P2"/>
      <text:p text:style-name="P2"/>
      <text:p text:style-name="P4"/>
      <text:p text:style-name="P4">by</text:p>
      <text:p text:style-name="P2"/>
      <text:p text:style-name="P2"/>
      <text:p text:style-name="P2"/>
      <text:p text:style-name="P2"/>
      <text:p text:style-name="P2"/>
      <text:p text:style-name="P2"/>
      <text:p text:style-name="P3">Stephen J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July 2012</text:p>
      <text:p text:style-name="Standard"/>
      <text:p text:style-name="P12">CONTENTS</text:p>
      <text:p text:style-name="P14"/>
      <text:p text:style-name="P13"/>
      <text:p text:style-name="P5">Chapter<text:tab/>Page</text:p>
      <text:p text:style-name="Standard"/>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9">1 BACKGROUND<text:tab/>4</text:p>
          <text:p text:style-name="P30">1.1 System Context<text:tab/>4</text:p>
          <text:p text:style-name="P30">1.2 Requirements<text:tab/>4</text:p>
          <text:p text:style-name="P31">1.2.1 fixApprovedVos<text:tab/>4</text:p>
          <text:p text:style-name="P31">1.2.2 checkMyVomsRecords<text:tab/>4</text:p>
          <text:p text:style-name="P31">1.2.3 checkMySite<text:tab/>5</text:p>
          <text:p text:style-name="P31">1.2.4 newVomsRecsForMySite<text:tab/>5</text:p>
          <text:p text:style-name="P31">1.2.5 getLSCRecords<text:tab/>5</text:p>
          <text:p text:style-name="P31">1.2.6 checkMyLSCRecords<text:tab/>5</text:p>
          <text:p text:style-name="P31">1.2.7 ConvertSidsToVods<text:tab/>5</text:p>
          <text:p text:style-name="P29">2 DESIGN<text:tab/>7</text:p>
          <text:p text:style-name="P30">2.1 High Level Design<text:tab/>7</text:p>
          <text:p text:style-name="P30">2.2 Notes on SIDs and VODs<text:tab/>7</text:p>
          <text:p text:style-name="P30">2.3 Flags and options for VomsSnooper<text:tab/>8</text:p>
          <text:p text:style-name="P30">2.4 Flags and options for CicToLsc<text:tab/>8</text:p>
          <text:p text:style-name="P30">2.5 Flags and options for SidFormatter<text:tab/>8</text:p>
          <text:p text:style-name="P30">2.6 Flags and options for SiteChecker<text:tab/>9</text:p>
          <text:p text:style-name="P29">3 BUILD AND INSTALL<text:tab/>10</text:p>
          <text:p text:style-name="P29">4 USE<text:line-break/><text:tab/>11</text:p>
          <text:p text:style-name="P30">4.1 fixApprovedVos<text:tab/>11</text:p>
          <text:p text:style-name="P31">4.1.1 Process<text:tab/>11</text:p>
          <text:p text:style-name="P31">4.1.2 Principles of operation<text:tab/>11</text:p>
          <text:p text:style-name="P30">4.2 checkMyVomsRecords<text:tab/>12</text:p>
          <text:p text:style-name="P31"><text:soft-page-break/>4.2.1 Process<text:tab/>12</text:p>
          <text:p text:style-name="P31">4.2.2 Principles of operation<text:tab/>12</text:p>
          <text:p text:style-name="P30">4.3 checkMySite<text:tab/>12</text:p>
          <text:p text:style-name="P31">4.3.1 Process<text:tab/>12</text:p>
          <text:p text:style-name="P31">4.3.2 Principles of operation<text:tab/>13</text:p>
          <text:p text:style-name="P30">4.4 newVomsRecsForMySite<text:tab/>14</text:p>
          <text:p text:style-name="P31">4.4.1 Process<text:tab/>14</text:p>
          <text:p text:style-name="P31">4.4.2 Principles of operation<text:tab/>14</text:p>
          <text:p text:style-name="P30">4.5 getLSCRecords<text:tab/>15</text:p>
          <text:p text:style-name="P31">4.5.1 Process<text:tab/>15</text:p>
          <text:p text:style-name="P31">4.5.2 Principles of operation<text:tab/>15</text:p>
          <text:p text:style-name="P30">4.6 checkMyLSCRecords<text:tab/>15</text:p>
          <text:p text:style-name="P31">4.6.1 Process<text:tab/>15</text:p>
          <text:p text:style-name="P31">4.6.2 Principles of operation<text:tab/>16</text:p>
          <text:p text:style-name="P30">4.7 convertSidsToVods<text:tab/>16</text:p>
          <text:p text:style-name="P31">4.7.1 Process<text:tab/>16</text:p>
          <text:p text:style-name="P31">4.7.2 Principles of operation<text:tab/>16</text:p>
        </text:index-body>
      </text:table-of-content>
      <text:h text:style-name="Heading_20_1" text:outline-level="1"><text:s/>BACKGROUND</text:h>
      <text:h text:style-name="Heading_20_2" text:outline-level="2"><text:s/>System Context</text:h>
      <text:p text:style-name="Standard"/>
      <text:p text:style-name="Standard">A tool, Yaim, is used to configure the middle-ware software at grid sites. Yaim processes a set of input files containing variables that influence the configuration activity. The main inputs we are concerned about here are the “site-info.def” file, and the “vo.d” directory, which will be described in more detail later.</text:p>
      <text:p text:style-name="Standard"/>
      <text:p text:style-name="Standard">The processes described herein are concerned with those Yaim variables relating to <text:s/>VOMS records (Virtual Organisation Membership Service) that determine which VOMS servers are used to authenticate and authorise users of a particular VO. Examples of such variables follow:</text:p>
      <text:p text:style-name="Standard"/>
      <text:p text:style-name="P7">VO_ALICE_VOMS_SERVERS="'vomss://voms.cern.ch:8443/voms/alice?/alice' " </text:p>
      <text:p text:style-name="P7">VO_ALICE_VOMSES="'alice voms.cern.ch 15000 \</text:p>
      <text:p text:style-name="P7"><text:s text:c="8"/>/DC=ch/DC=cern/OU=computers/CN=voms.cern.ch alice' " </text:p>
      <text:p text:style-name="P7">VO_ALICE_VOMS_CA_DN="'/DC=ch/DC=cern/CN=CERN Trusted Certification Authority' "</text:p>
      <text:p text:style-name="P7"/>
      <text:p text:style-name="Standard">The data that is used to determine the content of these variables is administered centrally, at a location known as the “CIC Portal”. The data is made available in XML format.</text:p>
      <text:h text:style-name="Heading_20_2" text:outline-level="2"><text:s/>Requirements</text:h>
      <text:p text:style-name="Standard">The main process described here is intended to provide a bridge between the XML data and the Yaim inputs in order to ensure they are correct with the minimum amount of user intervention. The cases supported at present are:</text:p>
      <text:h text:style-name="Heading_20_3" text:outline-level="3"><text:s/>fixApprovedVos</text:h>
      <text:p text:style-name="Standard">Prior to these processes, and for the interim period, a document <text:span text:style-name="Footnote_20_Symbol"><text:note text:id="ftn1" text:note-class="footnote"><text:note-citation>1</text:note-citation><text:note-body><text:p text:style-name="Footnote">The document can be accessed via https://www.gridpp.ac.uk/wiki/GridPP_approved_VOs</text:p></text:note-body></text:note></text:span><text:span text:style-name="Footnote_20_Symbol"> </text:span>is used to disseminate the Yaim variables relating to <text:s/>VOMS records. They were manually transcribed and the document was prone to becoming stale. This use case will describe a means to keep that document current with regard to the newest XML available from the CIC portal, without significant manual intervention. Sites can then use the existing procedures with greater confidence than they have in the past.</text:p>
      <text:h text:style-name="Heading_20_3" text:outline-level="3"><text:s/>checkMyVomsRecords</text:h>
      <text:p text:style-name="Standard">Previously, it has not been feasible to easily check that the records in a site's Yaim configuration exactly correspond with the formal data in the CIC portal. This use case provides a means to check the level of correspondence and highlight any problems.</text:p>
      <text:p text:style-name="Standard"/>
      <text:p text:style-name="Standard"/>
      <text:p text:style-name="Standard"/>
      <text:p text:style-name="Standard"><text:soft-page-break/></text:p>
      <text:h text:style-name="Heading_20_3" text:outline-level="3"><text:s/>checkMySite</text:h>
      <text:p text:style-name="Standard">This serves the same purpose as “checkMyVomsRecords”, above. It might be easier to use.</text:p>
      <text:h text:style-name="Heading_20_3" text:outline-level="3"><text:s/>newVomsRecsForMySite</text:h>
      <text:p text:style-name="Standard">Once it has been established that a site is not in exact correspondence with the CIC portal XML, there has been no way (other than manual transcripts/proof reading) to manage the defect. This use case will allow the site admin to generate new records automatically, which can then be merged (by hand or semi-automatically) into the site's configuration.</text:p>
      <text:h text:style-name="Heading_20_3" text:outline-level="3"><text:s/>getLSCRecords</text:h>
      <text:p text:style-name="Standard">Yaim is nominally used to create LSC files from the VOMS records covered above, but not everyone uses Yaim to configure their servers – other processes can have good results. For sites that use some other process, it is necessary to bypass the site-info.def/vo.d material, and directly download a set of LSC files. This use case will allow the site admin to generate new LSC records automatically from XML.</text:p>
      <text:h text:style-name="Heading_20_3" text:outline-level="3"><text:s/>checkMyLSCRecords</text:h>
      <text:p text:style-name="Standard">As with getLSCRecords, this use case will allow the site admin to generate new LSC records automatically from XML. It also compare the new LSC files with the site copies in the /etc/grid-security/vomsdir directory.</text:p>
      <text:p text:style-name="Standard"/>
      <text:h text:style-name="Heading_20_3" text:outline-level="3"><text:s/>ConvertSidsToVods</text:h>
      <text:p text:style-name="Standard">Most new VOs use DNS style VO names (e.g. vo.snoplus.snolab.ca). This change had some knock on effects, the upshot of which is this. There are now two ways to specify VOMS records for the Yaim tool. The old way, for old VOs not in DNS style, was to embed them in the site-info.def file (SIDs format). Unfortunately, this could work with DNS style names, so now the way to specify VOMS records is to place them in separate file under the vo.d directory (which lies in the same directory as the site-info.def file itself). Each individual file is named after the VO concerned (VODs format).</text:p>
      <text:p text:style-name="Standard"/>
      <text:p text:style-name="Standard">It is not convenient to have some VOs represented in one format, and others represented in another format. And as DNS style VOs can't be represented in SIDS format, it makes sense to represent all VOs in VODS format. A tool, ConvertSidsToVods.pl, has been provided to allow conversion of all VOs into VODS format. </text:p>
      <text:p text:style-name="Standard"/>
      <text:p text:style-name="Standard"/>
      <text:p text:style-name="Standard"><text:soft-page-break/></text:p>
      <text:p text:style-name="Standard"/>
      <text:p text:style-name="Standard"/>
      <text:p text:style-name="Standard"/>
      <text:h text:style-name="Heading_20_1" text:outline-level="1"><text:s/>DESIGN</text:h>
      <text:h text:style-name="Heading_20_2" text:outline-level="2"><text:s/>High Level Design</text:h>
      <text:p text:style-name="Standard">The design of the main software component is illustrated below, in a class diagram.</text:p>
      <text:p text:style-name="Standard"/>
      <text:p text:style-name="Standard"><draw:custom-shape text:anchor-type="paragraph" draw:z-index="0" draw:style-name="gr1" svg:width="0.9898in" svg:height="0.6669in" svg:x="1.4618in" svg:y="0.1173in"><text:p>SidFormatt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5" draw:style-name="gr2" draw:text-style-name="P32" svg:x1="0.9618in" svg:y1="0.5642in" svg:x2="1.4618in" svg:y2="0.1161in"><text:p/></draw:line><draw:line text:anchor-type="paragraph" draw:z-index="7" draw:style-name="gr2" draw:text-style-name="P33" svg:x1="2.4516in" svg:y1="0.0016in" svg:x2="3.0035in" svg:y2="0.3287in"><text:p/></draw:line><draw:frame text:anchor-type="paragraph" draw:z-index="9" draw:style-name="gr3" svg:width="0.2295in" svg:height="0.1862in" svg:x="3.0035in" svg:y="0.1575in"><draw:text-box><text:p>*</text:p></draw:text-box></draw:frame></text:p>
      <text:p text:style-name="Standard"><draw:custom-shape text:anchor-type="paragraph" draw:z-index="1" draw:style-name="gr1" svg:width="0.7606in" svg:height="0.6669in" svg:x="0.2016in" svg:y="0.1453in"><text:p>GetOpt</text:p><text:p>(cots)</text:p><draw:enhanced-geometry svg:viewBox="0 0 21600 21600" draw:glue-points="10800 0 0 10800 10800 21600 21600 10800" draw:type="flowchart-process" draw:enhanced-path="M 0 0 L 21600 0 21600 21600 0 21600 0 0 Z N"/></draw:custom-shape><draw:custom-shape text:anchor-type="paragraph" draw:z-index="3" draw:style-name="gr1" svg:width="1.0315in" svg:height="0.6669in" svg:x="3.0035in" svg:y="0.1437in"><text:p>VirtOrgInfo</text:p><draw:enhanced-geometry svg:viewBox="0 0 21600 21600" draw:glue-points="10800 0 0 10800 10800 21600 21600 10800" draw:type="flowchart-process" draw:enhanced-path="M 0 0 L 21600 0 21600 21600 0 21600 0 0 Z N"/></draw:custom-shape></text:p>
      <text:p text:style-name="Standard"/>
      <text:p text:style-name="Standard"/>
      <text:p text:style-name="Standard"><draw:line text:anchor-type="paragraph" draw:z-index="6" draw:style-name="gr2" draw:text-style-name="P32" svg:x1="0.9618in" svg:y1="0.0752in" svg:x2="1.4307in" svg:y2="0.5024in"><text:p/></draw:line><draw:frame text:anchor-type="paragraph" draw:z-index="10" draw:style-name="gr4" svg:width="-0.1776in" svg:height="-0.213in" svg:x="3.0764in" svg:y="0.3917in"><draw:text-box><text:p>*</text:p></draw:text-box></draw:frame></text:p>
      <text:p text:style-name="Standard"><draw:line text:anchor-type="paragraph" draw:z-index="8" draw:style-name="gr2" draw:text-style-name="P32" svg:x1="2.6909in" svg:y1="0.526in" svg:x2="3.0035in" svg:y2="0.0717in"><text:p/></draw:line><draw:line text:anchor-type="paragraph" draw:z-index="11" draw:style-name="gr2" draw:text-style-name="P32" svg:x1="3.9201in" svg:y1="0.0717in" svg:x2="4.2638in" svg:y2="0.6343in"><text:p/></draw:line><draw:custom-shape text:anchor-type="paragraph" draw:z-index="14" draw:style-name="gr1" svg:width="1.2606in" svg:height="0.6669in" svg:x="1.4827in" svg:y="0.0193in"><text:p>VomsSnooper</text:p><draw:enhanced-geometry svg:viewBox="0 0 21600 21600" draw:glue-points="10800 0 0 10800 10800 21600 21600 10800" draw:type="flowchart-process" draw:enhanced-path="M 0 0 L 21600 0 21600 21600 0 21600 0 0 Z N"/></draw:custom-shape><draw:line text:anchor-type="paragraph" draw:z-index="17" draw:style-name="gr2" draw:text-style-name="P32" svg:x1="3.2535in" svg:y1="1.0945in" svg:x2="3.3472in" svg:y2="0.0717in"><text:p/></draw:line><draw:frame text:anchor-type="paragraph" draw:z-index="18" draw:style-name="gr4" svg:width="-0.1669in" svg:height="-0.213in" svg:x="3.5138in" svg:y="0.2217in"><draw:text-box><text:p>*</text:p></draw:text-box></draw:frame></text:p>
      <text:p text:style-name="Standard"><draw:frame text:anchor-type="paragraph" draw:z-index="12" draw:style-name="gr3" svg:width="0.2295in" svg:height="0.1862in" svg:x="4.2638in" svg:y="0.2634in"><draw:text-box><text:p>*</text:p></draw:text-box></draw:frame><draw:custom-shape text:anchor-type="paragraph" draw:z-index="2" draw:style-name="gr1" svg:width="1.2606in" svg:height="0.6669in" svg:x="3.5453in" svg:y="0.4492in"><text:p>VomsServer</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3" draw:style-name="gr2" draw:text-style-name="P32" svg:x1="1.0035in" svg:y1="0.6319in" svg:x2="1.8055in" svg:y2="0.1319in"><text:p/></draw:line></text:p>
      <text:p text:style-name="Standard"/>
      <text:p text:style-name="Standard"><draw:custom-shape text:anchor-type="paragraph" draw:z-index="15" draw:style-name="gr1" svg:width="1.2606in" svg:height="0.6669in" svg:x="2.1181in" svg:y="0.1709in"><text:p>CicToLsc</text:p><draw:enhanced-geometry svg:viewBox="0 0 21600 21600" draw:glue-points="10800 0 0 10800 10800 21600 21600 10800" draw:type="flowchart-process" draw:enhanced-path="M 0 0 L 21600 0 21600 21600 0 21600 0 0 Z N"/></draw:custom-shape></text:p>
      <text:p text:style-name="Standard"><draw:custom-shape text:anchor-type="paragraph" draw:z-index="4" draw:style-name="gr1" svg:width="1.5106in" svg:height="0.6669in" svg:x="0.0453in" svg:y="0.078in"><text:p>VoidCardXmlParser</text:p><text:p/><draw:enhanced-geometry svg:viewBox="0 0 21600 21600" draw:glue-points="10800 0 0 10800 10800 21600 21600 10800" draw:type="flowchart-process" draw:enhanced-path="M 0 0 L 21600 0 21600 21600 0 21600 0 0 Z N"/></draw:custom-shape></text:p>
      <text:p text:style-name="Standard"/>
      <text:p text:style-name="Standard"><draw:line text:anchor-type="paragraph" draw:z-index="16" draw:style-name="gr2" draw:text-style-name="P32" svg:x1="1.5555in" svg:y1="0.0327in" svg:x2="2.1181in" svg:y2="0.0016in"><text:p/></draw:line></text:p>
      <text:p text:style-name="Standard"/>
      <text:p text:style-name="Standard"/>
      <text:p text:style-name="Standard"/>
      <text:p text:style-name="Standard"/>
      <text:p text:style-name="Standard">The software has three entry points (mains). VomsSnooper, uses a Sax parser to parse the CIC portal XML and split it out into records for formatting and printing in a standard, sorted way suitable for Yaim. CicToLsc also uses the parser, but only includes functionality for making LSC files. It is for the convenience of people who wish to bypass the Yaim configuration process. The last main, SidFormatter, parses existing Yaim files (site-info.def, vo.d) and also prints them out in a standard, sorted manner. All mains take various arguments to control the flow. The arguments are discussed in more detail below, and the use case descriptions in chapter 4 will explain how the arguments can be combined to fill the requirements above.</text:p>
      <text:h text:style-name="Heading_20_2" text:outline-level="2"><text:s/>Notes on SIDs and VODs</text:h>
      <text:p text:style-name="Standard">It is important to know that these Yaim variables can be given to Yaim in one of two formats. The original format, for inclusion within the site-info.def file itself, are known here as SIDs records. Due to restrictions with DNS style names (with dots in them) it was later necessary to invent a new format, whereby the records are stored in their own separate files under a vo.d directory. This format is known as VODs format. It is possible to represent any VO in VOD format. VOs with names with dots in them, however, can not be represented in SID format. This distinction complicates the logic of this program, as you will see in the sections below. It also constricts our ability to compare set-ups to ensure they are correct. Thus it is necessary to construct a canonical format, for comparison purposes. This is one of the uses of these tools.</text:p>
      <text:h text:style-name="Heading_20_2" text:outline-level="2"><text:soft-page-break/><text:s/>Flags and options for VomsSnooper</text:h>
      <text:p text:style-name="P8">This tool takes an XML file from the CIC portal, and </text:p>
      <text:p text:style-name="P15">formats it into a standard, sorted manner for Yaim. </text:p>
      <text:p text:style-name="P17"/>
      <text:p text:style-name="P15">Mandatory arguments: </text:p>
      <text:p text:style-name="P15"><text:s text:c="2"/>--xmlfile f <text:s text:c="6"/># Input XML file downloaded from CIC portal</text:p>
      <text:p text:style-name="P15"><text:s text:c="2"/>--myvos <text:s text:c="2"/>f <text:s text:c="6"/># Names of VO that I support</text:p>
      <text:p text:style-name="P15"><text:s text:c="2"/>--vodfile f <text:s text:c="6"/># Names of VO that must be output in VOD format</text:p>
      <text:p text:style-name="P15"><text:s text:c="2"/>--outfile f <text:s text:c="6"/># Where to write SIDs (records that can be</text:p>
      <text:p text:style-name="P15"><text:s text:c="22"/>represented in a site-info.def)</text:p>
      <text:p text:style-name="P15">Optional arguments: </text:p>
      <text:p text:style-name="P15"><text:s text:c="2"/>--help <text:s text:c="11"/># Prints this info</text:p>
      <text:p text:style-name="P15"><text:s text:c="2"/>--voddir <text:s/>d <text:s text:c="6"/># Where to write VODs (records that cannot be</text:p>
      <text:p text:style-name="P15"><text:s text:c="22"/>represented in a site-info.def)</text:p>
      <text:p text:style-name="P15"><text:s text:c="2"/>--printvodtitle <text:s text:c="2"/># When printing VODs, put the name of the VOD file</text:p>
      <text:p text:style-name="P15"><text:s text:c="22"/>in the output</text:p>
      <text:p text:style-name="P15"><text:s text:c="2"/>--nosillysids <text:s text:c="4"/># When printing SIDs, don't reject ones with silly</text:p>
      <text:p text:style-name="P15"><text:s text:c="22"/>names (DNS/dot style)</text:p>
      <text:p text:style-name="P15"><text:s text:c="2"/>--extrafields <text:s text:c="4"/># Print some extra fields (not recommended)</text:p>
      <text:p text:style-name="P15"><text:s text:c="2"/>--contactsfile <text:s text:c="3"/># Where to print the VO contacts (not recommended)</text:p>
      <text:p text:style-name="P15"><text:s text:c="2"/>--vomsdir <text:s text:c="8"/># Where to print LSC Files </text:p>
      <text:h text:style-name="Heading_20_2" text:outline-level="2"><text:s/>Flags and options for CicToLsc</text:h>
      <text:p text:style-name="P8">This tool takes an XML file from the CIC portal, and </text:p>
      <text:p text:style-name="P8">creates a set of LSC files from the data, bypassing Yaim. </text:p>
      <text:p text:style-name="P8"/>
      <text:p text:style-name="P8">Mandatory arguments: </text:p>
      <text:p text:style-name="P8"><text:s text:c="2"/>--xmlfile <text:s text:c="6"/>f <text:s text:c="6"/># Input XML file downloaded from CIC portal </text:p>
      <text:p text:style-name="P8"><text:s text:c="2"/>--approvedvos <text:s text:c="2"/>f <text:s text:c="6"/># File of names of VOs that I support </text:p>
      <text:p text:style-name="P8"><text:s text:c="2"/>--vomsdir <text:s text:c="14"/># Where to print LSC Files </text:p>
      <text:p text:style-name="P8">Optional arguments: </text:p>
      <text:p text:style-name="P8"><text:s text:c="2"/>--help <text:s text:c="17"/># Prints this info</text:p>
      <text:p text:style-name="P8"/>
      <text:h text:style-name="Heading_20_2" text:outline-level="2"><text:s/>Flags and options for SidFormatter</text:h>
      <text:p text:style-name="P9">This tool takes an existing populated site-info.def file and vo.d directory, and formats it into a standard, sorted manner. It writes its output into a new, unpopulated site-info.def file and vo.d directory.</text:p>
      <text:p text:style-name="P18"/>
      <text:p text:style-name="P16">Mandatory arguments: </text:p>
      <text:p text:style-name="P16"><text:s text:c="2"/>--oldsiddir dir <text:s text:c="2"/># Some existing directory that contains a populated</text:p>
      <text:p text:style-name="P16"><text:s text:c="22"/>site-info.def file and vo.d directory</text:p>
      <text:p text:style-name="P16"><text:s text:c="2"/>--newsiddir dir <text:s text:c="2"/># Some existing directory that contains an unpopulated</text:p>
      <text:p text:style-name="P16"><text:s text:c="22"/>site-info.def file and vo.d directory</text:p>
      <text:p text:style-name="P15"><text:s text:c="2"/>--myvos <text:s text:c="2"/>f <text:s text:c="4"/># Names of VOs that I support</text:p>
      <text:p text:style-name="P16">Optional arguments: </text:p>
      <text:p text:style-name="P16"><text:s text:c="2"/>--flat <text:s text:c="11"/># Print all the records out in a site-info.def, even</text:p>
      <text:p text:style-name="P16"><text:s text:c="22"/>when they are silly sids</text:p>
      <text:p text:style-name="P16"><text:s text:c="2"/>--help <text:s text:c="11"/># Prints this info</text:p>
      <text:p text:style-name="P24"/>
      <text:p text:style-name="P24"/>
      <text:p text:style-name="P24"/>
      <text:p text:style-name="P27"/>
      <text:h text:style-name="Heading_20_2" text:outline-level="2"><text:s/>Flags and options for SiteChecker</text:h>
      <text:p text:style-name="P9"/>
      <text:p text:style-name="P9"/>
      <text:p text:style-name="P9">This tool checks if a site complies with the CIC portal XML</text:p>
      <text:p text:style-name="P9"/>
      <text:p text:style-name="P9">Mandatory arguments: </text:p>
      <text:p text:style-name="P9"><text:s text:c="2"/>--xmlurl <text:s/>f <text:s text:c="6"/># Url of XML file (i.e. CIC portal)</text:p>
      <text:p text:style-name="P9"><text:s text:c="2"/>--sidfile f <text:s text:c="6"/># Location of site-info.def file</text:p>
      <text:p text:style-name="P9">Optional arguments: </text:p>
      <text:p text:style-name="P9"><text:s text:c="2"/>--help <text:s text:c="11"/># Prints this info</text:p>
      <text:p text:style-name="P9"/>
      <text:p text:style-name="P24"/>
      <text:h text:style-name="P28" text:outline-level="1"><text:s/>BUILD AND INSTALL</text:h>
      <text:p text:style-name="Standard">The software is open source, and it can be downloaded in total from this location. Please choose the newest version.</text:p>
      <text:p text:style-name="Standard"/>
      <text:p text:style-name="Standard"><text:a xlink:type="simple" xlink:href="http://hep.ph.liv.ac.uk/~sjones">http://hep.ph.liv.ac.uk/~sjones</text:a></text:p>
      <text:p text:style-name="Standard"/>
      <text:p text:style-name="Standard">The software is distributed as a tar file, that should be unpacked from your home directory. If you unpack it elsewhere, you'll have to update some paths to ensure the right files are found.</text:p>
      <text:p text:style-name="Standard"/>
      <text:p text:style-name="Standard">No build needs to be done, unless you edit the Java software. If you do need to build it, an ant makefile called build.xml is provided in the ~/git/GridDevel/vs_scripts/ant directory.</text:p>
      <text:h text:style-name="Heading_20_1" text:outline-level="1"><text:s/>USE<text:line-break/></text:h>
      <text:p text:style-name="Standard">The use case examples can all be found at ~/git/GridDevel/vs_scripts/usecases</text:p>
      <text:p text:style-name="Standard"/>
      <text:h text:style-name="Heading_20_2" text:outline-level="2"><text:s/>fixApprovedVos</text:h>
      <text:p text:style-name="Standard">This use case will get the newest records from the CIC portal XML and merge them into the wiki page of approved VOs, keeping it up to date.</text:p>
      <text:h text:style-name="Heading_20_3" text:outline-level="3"><text:s/>Process</text:h>
      <text:p text:style-name="Standard">In a shell:</text:p>
      <text:p text:style-name="P6"/>
      <text:p text:style-name="P6"># cd <text:s/>~/git/GridDevel/vs_scripts/usecases/fixApprovedVos</text:p>
      <text:p text:style-name="Standard"/>
      <text:p text:style-name="Standard">In another screen, start a browser and make your way to:</text:p>
      <text:p text:style-name="Standard"/>
      <text:p text:style-name="P19">https://www.gridpp.ac.uk/wiki/GridPP_approved_VOs#Approved_Global_VOs</text:p>
      <text:p text:style-name="P19"/>
      <text:p text:style-name="Standard">Click the edit tab, logging in if necessary. Use the clipboard to select and copy all the text. Deposit this, via some editor of your choice, into a file called wiki.txt:</text:p>
      <text:p text:style-name="P6"/>
      <text:p text:style-name="P6"># vi ~/git/GridDevel/vs_scripts/usecases/fixApprovedVo/wiki.txt</text:p>
      <text:p text:style-name="P6"/>
      <text:p text:style-name="Standard">Now run the makeSidVods.sh script, as follows.</text:p>
      <text:p text:style-name="P6"/>
      <text:p text:style-name="P6"># ./makeSidVods.sh</text:p>
      <text:p text:style-name="P6"/>
      <text:p text:style-name="Standard">Some output will scroll past, and (if all is well) a new file called new.wiki.txt will be made. This is supposed to be the same as the old wiki.txt, but all the VOMS records will be updated, in both SID and VOD format (for VOMS records that can't be represented as SID records, the SID lines are still printed, but in comments).</text:p>
      <text:p text:style-name="Standard"/>
      <text:p text:style-name="Standard">Check by eye the new.wiki.txt file, and use diff on it to see if it has any weird errors. If not, clip the text in your editor (e.g. nedit) and paste it back into the browser. Show the preview <text:s/>to make sure it's not horribly mangled, then save the changes if it looks good.</text:p>
      <text:p text:style-name="Standard"/>
      <text:h text:style-name="Heading_20_3" text:outline-level="3"><text:s/>Principles of operation</text:h>
      <text:p text:style-name="Standard">The makeSidVods.sh script downloads a copy of the newest CIC portal XML. It then uses VomsSnooper twice. On the first run, it parses the XML and prints out all the data <text:s text:c="2"/>in VOD format. On the second run, <text:s/>it prints out all the data <text:s text:c="2"/>in SID format. Finally, all that data is put together and formatted by a perl script, assemble_content.pl, which also takes the old wiki.txt content and merges the new content into it, creating a new wiki page.</text:p>
      <text:p text:style-name="Standard"/>
      <text:p text:style-name="Standard"><text:soft-page-break/></text:p>
      <text:p text:style-name="P19"/>
      <text:h text:style-name="Heading_20_2" text:outline-level="2"><text:s/>checkMyVomsRecords</text:h>
      <text:p text:style-name="Standard">This use case will allow you to compare your set-up with the CIC portal XML and make sure they match well, or not, as the case may be.</text:p>
      <text:h text:style-name="Heading_20_3" text:outline-level="3"><text:s/>Process</text:h>
      <text:p text:style-name="Standard">In a shell:</text:p>
      <text:p text:style-name="P6"/>
      <text:p text:style-name="P6"># cd <text:s/>~/git/GridDevel/vs_scripts/usecases/checkMyVomsRecords</text:p>
      <text:p text:style-name="Standard"/>
      <text:p text:style-name="Standard">Vi the checkMySite.sh script, replacing the example (hepgrid6) with the directory location of your standard site-info.def file/vo.d directory. The script will use this as the basis to compare with the XML from the CIC portal. Also, ensure the myvos.txt contains the names of all your VOs.</text:p>
      <text:p text:style-name="Standard"/>
      <text:p text:style-name="Standard">Now run the checkMySite.sh script, as follows.</text:p>
      <text:p text:style-name="P6"/>
      <text:p text:style-name="P6"># ./checkMySite.sh</text:p>
      <text:p text:style-name="P6"/>
      <text:p text:style-name="Standard">Some output will scroll past, and (if all is well) a new file called diff.txt <text:s/>will be made. This contains a list of differences between your site and the CIC portal XML.</text:p>
      <text:h text:style-name="Heading_20_3" text:outline-level="3"><text:s/>Principles of operation</text:h>
      <text:p text:style-name="Standard"/>
      <text:p text:style-name="Standard">The script downloads a copy of the newest CIC portal XML. It then uses VomsSnooper to make a site-info.def consisting of all SIDs, no VODs. This format will allow easy comparison to be made. </text:p>
      <text:p text:style-name="Standard"/>
      <text:p text:style-name="Standard">Next, the script synchronises a local directory with the contents of your standard site-info.def/vo.d configuration. It uses SidFormatter with the --flat switch to write these records out in pure SID format. Some output in printed about "sillysids"; pay no heed to that. <text:s/>Last, a simple diff is made to highlight discrepancies.</text:p>
      <text:p text:style-name="Standard"/>
      <text:p text:style-name="Standard"/>
      <text:h text:style-name="Heading_20_2" text:outline-level="2"><text:s/>checkMySite</text:h>
      <text:p text:style-name="Standard">This use case will get the newest records from the CIC portal XML and make sure your <text:s/>current site-inof.def/vo/d tallies with those records.</text:p>
      <text:h text:style-name="Heading_20_3" text:outline-level="3"><text:s/>Process</text:h>
      <text:p text:style-name="Standard">In a shell:</text:p>
      <text:p text:style-name="P6"/>
      <text:p text:style-name="P6"># cd <text:s/>~/git/GridDevel/vs_scripts/usecases/checkSite</text:p>
      <text:p text:style-name="Standard"><text:soft-page-break/></text:p>
      <text:p text:style-name="Standard">Now run the checkSite.sh script, as follows.</text:p>
      <text:p text:style-name="P6"/>
      <text:p text:style-name="P6"># ./checkSite.sh</text:p>
      <text:p text:style-name="P6"/>
      <text:p text:style-name="Standard">The script will report any discrepancies to the screen.</text:p>
      <text:h text:style-name="Heading_20_3" text:outline-level="3"><text:s/>Principles of operation</text:h>
      <text:p text:style-name="Standard">The checkSite.sh script syncs a local directory with a copy of the site-info.def/vo.d config from a cream CE. It then uses a tool, SiteChecker.sh, to read XML from the CIC portal, it reads SID data for the site-info.def/vo.d and finally compares the records.</text:p>
      <text:p text:style-name="Standard"/>
      <text:p text:style-name="Standard"/>
      <text:p text:style-name="Standard"/>
      <text:p text:style-name="P19"/>
      <text:p text:style-name="P11"/>
      <text:h text:style-name="Heading_20_2" text:outline-level="2"><text:s/>newVomsRecsForMySite</text:h>
      <text:p text:style-name="Standard">This use case will allow the sites admin to download a new set of records from inclusion (by hand or automatically) into the local site-info.def file.</text:p>
      <text:p text:style-name="Standard"/>
      <text:h text:style-name="Heading_20_3" text:outline-level="3"><text:s/>Process</text:h>
      <text:p text:style-name="Standard">In a shell:</text:p>
      <text:p text:style-name="P6"/>
      <text:p text:style-name="P6"># cd <text:s/>~/git/GridDevel/vs_scripts/usecases/newVomsRecsForMySite</text:p>
      <text:p text:style-name="P6"/>
      <text:p text:style-name="Standard">There are some files in here that you have to edit. In ExtraVOIDCardInfo.txt, put some XML for any sites that you support, but which are not in the CIC Portal, i.e. local groups etc. By default, it contains some data pertaining to Liverpool. Also edit void/myvos.txt and void/vod.txt to contain the VOs you support, and the ones to print in VOD format, respectively.</text:p>
      <text:p text:style-name="Standard"/>
      <text:p text:style-name="Standard">Edit the voidRun.sh script, <text:s/>replacing the example (hepgrid6) with the location of your standard site-info.def file/vo.d directory. The script will use this as the input to a merge operation – the new records will be merged into that and written out to new files. </text:p>
      <text:p text:style-name="Standard"/>
      <text:p text:style-name="Standard">Now run the runVoid.sh script, as follows.</text:p>
      <text:p text:style-name="P6"/>
      <text:p text:style-name="P6"># ./voidRun.sh</text:p>
      <text:p text:style-name="P6"/>
      <text:p text:style-name="P10">Check that the merged data, in void/merged, looks rational. If so, it can be used as input to Yaim.</text:p>
      <text:h text:style-name="Heading_20_3" text:outline-level="3"><text:s/>Principles of operation</text:h>
      <text:p text:style-name="Standard"/>
      <text:p text:style-name="Standard">The script gets the newest CIC portal XML, and merges the local XML into it. It then uses VomsSnooper to convert these into SID and VOD records, suitable for site configuration files. </text:p>
      <text:p text:style-name="Standard"/>
      <text:p text:style-name="Standard">Last, the script downloads your own site-info.def/vo.d configurable, and uses a perl script to merge the new data into that, printing the new material out into a new directory structure. </text:p>
      <text:p text:style-name="Standard"/>
      <text:p text:style-name="P20"/>
      <text:h text:style-name="Heading_20_2" text:outline-level="2"><text:s/>getLSCRecords</text:h>
      <text:p text:style-name="Standard">This use case will allow the site admin to generate new LSC records automatically from XML, suitable for inclusion in a /etc/grid-security/vomsdir directory, by-passing the usual yaim steps.</text:p>
      <text:h text:style-name="Heading_20_3" text:outline-level="3"><text:s/>Process</text:h>
      <text:p text:style-name="Standard">In a shell:</text:p>
      <text:p text:style-name="P6"/>
      <text:p text:style-name="P6"># cd <text:s/>~/git/GridDevel/vs_scripts/usecases/getLSCRecords</text:p>
      <text:p text:style-name="P6"/>
      <text:p text:style-name="Standard">Now run the get<text:span text:style-name="T1">LSCRecords.sh </text:span><text:s/>script, as follows.</text:p>
      <text:p text:style-name="P6"/>
      <text:p text:style-name="P6"># ./getLSCRecords.sh </text:p>
      <text:p text:style-name="P6"/>
      <text:p text:style-name="Standard">Some output will scroll past, and (if all is well) a directory called vomsdir will be created containing the latest and greatest LSC files.</text:p>
      <text:h text:style-name="Heading_20_3" text:outline-level="3"><text:s/>Principles of operation</text:h>
      <text:p text:style-name="Standard">The script downloads a copy of the newest CIC portal XML. It then uses CicToLsc to make a vomsdir consisting of all newest LSC files for your site. </text:p>
      <text:p text:style-name="Standard"/>
      <text:p text:style-name="Standard"/>
      <text:p text:style-name="Standard"/>
      <text:p text:style-name="Standard"/>
      <text:p text:style-name="Standard"/>
      <text:p text:style-name="Standard"/>
      <text:h text:style-name="Heading_20_2" text:outline-level="2"><text:s/>checkMyLSCRecords</text:h>
      <text:p text:style-name="Standard">This use case will compare the LSC records at a site to the ones that exists in the CIC Portal XML file. </text:p>
      <text:h text:style-name="Heading_20_3" text:outline-level="3"><text:s/>Process</text:h>
      <text:p text:style-name="Standard">In a shell:</text:p>
      <text:p text:style-name="P6"/>
      <text:p text:style-name="P6"># cd <text:s/>~git/GridDevel/vs_scripts/usecases/checkMyLSCRecords/</text:p>
      <text:p text:style-name="P6"/>
      <text:p text:style-name="Standard">Now run the <text:span text:style-name="T1">checkMyLSCRecords.sh </text:span><text:s/>script, as follows.</text:p>
      <text:p text:style-name="P6"/>
      <text:p text:style-name="P6"># checkMyLSCRecords.sh</text:p>
      <text:p text:style-name="P6"/>
      <text:p text:style-name="Standard">The script will make a file, diffs.txt, that shows any discrepancies it finds.</text:p>
      <text:p text:style-name="Standard"/>
      <text:h text:style-name="Heading_20_3" text:outline-level="3"><text:soft-page-break/><text:s/>Principles of operation</text:h>
      <text:p text:style-name="Standard"/>
      <text:p text:style-name="Standard">The script makes a set of LSC records from the CIC Portal XML, then makes another set from the data at a site. It then does an MD5 sum of all the data, and prints out any diffs into a text file.</text:p>
      <text:p text:style-name="Standard"/>
      <text:h text:style-name="Heading_20_2" text:outline-level="2"><text:s/>convertSidsToVods</text:h>
      <text:p text:style-name="Standard">This use case will allow the site admin to convert a site-info.def file that contains old, SID format VOMS records into the new style that uses discrete files under the vo.d directory. It does not use any of the main VomsSnooper components.</text:p>
      <text:h text:style-name="Heading_20_3" text:outline-level="3"><text:s/>Process</text:h>
      <text:p text:style-name="Standard">In a shell:</text:p>
      <text:p text:style-name="P6"/>
      <text:p text:style-name="P6"># cd <text:s/>~/git/GridDevel/vs_scripts/usecases/convertSidsToVods</text:p>
      <text:p text:style-name="P6"/>
      <text:p text:style-name="Standard">Now run the convertSidsToVods.pl<text:span text:style-name="T1"> </text:span><text:s/>script, as follows.</text:p>
      <text:p text:style-name="P6"/>
      <text:p text:style-name="P6"># ./convert_sids_to_vods.pl -s /root/glitecfg/site-info.def </text:p>
      <text:p text:style-name="P6"/>
      <text:p text:style-name="Standard">The script will convert the data in-situ, so you may wish to keep backups first!</text:p>
      <text:p text:style-name="Standard"/>
      <text:h text:style-name="Heading_20_3" text:outline-level="3"><text:s/>Principles of operation</text:h>
      <text:p text:style-name="Standard">The script will backup the site-info.def file into a temporary file in the same directory. Then it will write new VOD format files into the vo.d directory, finally wringing out a new site-info.def minus the old SID format records. You can also use the dry-run features <text:s/>(-keepsids 1 -novods 1) to prevent changes. If any VO represented in the site-info.def is already also represented in the vo.d directory, the script prints a message and exits.</text:p>
      <text:p text:style-name="Standard"/>
      <text:p text:style-name="Standard"/>
      <text:p text:style-name="P6">END OF DOCUMEN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Monospace" svg:font-family="Monospace" style:font-pitch="fixed"/>
    <style:font-face style:name="Courier" svg:font-family="Courier" style:font-family-generic="modern"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 style:font-size-asian="12pt" style:language-asian="zh" style:country-asian="CN"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1665in" fo:margin-bottom="0.1665in" fo:line-height="200%" fo:text-align="start" style:justify-single-word="false" fo:break-before="page" fo:keep-with-next="always"/>
      <style:text-properties fo:font-weight="bold" style:letter-kerning="true"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7874in" fo:margin-right="0.7874in" fo:margin-top="0.3335in" fo:margin-bottom="0.1665in" fo:text-align="start" style:justify-single-word="false" fo:keep-together="always" fo:text-indent="0in" style:auto-text-indent="false" fo:keep-with-next="always"/>
      <style:text-properties fo:font-weight="bold"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7874in" fo:margin-right="0.7874in" fo:margin-top="0.3335in" fo:margin-bottom="0.1665in" fo:text-align="start" style:justify-single-word="false" fo:keep-together="always" fo:text-indent="0in" style:auto-text-indent="false" fo:keep-with-next="always"/>
      <style:text-properties style:font-size-complex="13pt"/>
    </style:style>
    <style:style style:name="Heading_20_4" style:display-name="Heading 4" style:family="paragraph" style:parent-style-name="Standard" style:next-style-name="Standard" style:default-outline-level="4" style:class="text">
      <style:paragraph-properties fo:margin-left="0in" fo:margin-right="2.7563in" fo:margin-top="0.3335in" fo:margin-bottom="0.1665in" fo:keep-together="always" fo:text-indent="0in" style:auto-text-indent="false" fo:keep-with-next="always"/>
      <style:text-properties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in" fo:margin-right="2.7563in" fo:margin-top="0.3335in" fo:margin-bottom="0.1665in" fo:keep-together="always" fo:text-indent="0in" style:auto-text-indent="false" fo:keep-with-next="always"/>
      <style:text-properties style:font-size-complex="13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Footnote" style:family="paragraph" style:parent-style-name="Standard" style:class="extra">
      <style:paragraph-properties fo:margin-left="0in" fo:margin-right="0in" fo:margin-top="0in" fo:margin-bottom="0.0835in" fo:text-indent="0.3937in" style:auto-text-indent="false"/>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909in" fo:margin-right="0in" fo:line-height="200%" fo:text-indent="-0.3937in" style:auto-text-indent="false">
        <style:tab-stops>
          <style:tab-stop style:position="5.1701in"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1.0008in" fo:margin-right="0in" fo:line-height="200%" fo:text-indent="-0.3744in" style:auto-text-indent="false">
        <style:tab-stops>
          <style:tab-stop style:position="4.7602in"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2484in" fo:margin-right="0in" fo:line-height="200%" fo:text-indent="-0.3744in" style:auto-text-indent="false">
        <style:tab-stops>
          <style:tab-stop style:position="4.5126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5008in" fo:margin-right="0in" fo:line-height="200%" fo:text-indent="-0.3744in" style:auto-text-indent="false">
        <style:tab-stops>
          <style:tab-stop style:position="4.2602in" style:type="right" style:leader-style="dotted" style:leader-text="."/>
        </style:tab-stops>
      </style:paragraph-properties>
      <style:text-properties fo:language="zxx" fo:country="none" style:language-asian="zxx" style:country-asian="none"/>
    </style:style>
    <style:style style:name="Contents_20_5" style:display-name="Contents 5" style:family="paragraph" style:parent-style-name="Standard" style:next-style-name="Standard" style:class="index">
      <style:paragraph-properties fo:margin-left="1.7484in" fo:margin-right="0in" fo:line-height="200%" fo:text-indent="-0.3744in" style:auto-text-indent="false">
        <style:tab-stops>
          <style:tab-stop style:position="4.0126in"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rmal_20_new_20_paragraph" style:display-name="Normal new paragraph" style:family="paragraph" style:parent-style-name="Standard">
      <style:paragraph-properties fo:margin-left="0in" fo:margin-right="0in" fo:margin-top="0in" fo:margin-bottom="0.0835in" fo:line-height="200%" fo:text-align="justify" style:justify-single-word="false" fo:text-indent="0.3937in" style:auto-text-indent="false"/>
    </style:style>
    <style:style style:name="Normal_20_paragraph" style:display-name="Normal paragraph" style:family="paragraph" style:parent-style-name="Standard">
      <style:paragraph-properties fo:line-height="200%" fo:text-align="justify" style:justify-single-word="false"/>
    </style:style>
    <style:style style:name="Quotation" style:family="paragraph" style:parent-style-name="Standard" style:next-style-name="Normal_20_paragraph">
      <style:paragraph-properties fo:margin-left="0.3937in" fo:margin-right="0in" fo:margin-top="0in" fo:margin-bottom="0.0835in" fo:text-align="justify"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urabian Style</dc:title>
    <dc:description>The contents of this Documentation are subject to the Public Documentation License, Version 1.0 (the "License"); you may only use this Documentation if you comply with the terms of this License. A copy of the License is available at: http://www.openoffice.org/licenses/PDL.rtf.
The Original Documentation is Turbian Template”. 
Contributor(s): Cyril Drury. 
Portions created by Cyril Drury are Copyright © 2004. All Rights Reserved. 
All trademarks within this guide belong to legitimate owners.
[Note: a copy of the PDL is included in this template and is also available at:  http://www.openoffice.org/licenses/PDL.rtf.]</dc:description>
    <meta:creation-date>2012-06-01T10:47:29</meta:creation-date>
    <dc:language>en-US</dc:language>
    <meta:editing-cycles>42</meta:editing-cycles>
    <meta:editing-duration>PT05H51M20S</meta:editing-duration>
    <meta:initial-creator>Steve Jones</meta:initial-creator>
    <dc:date>2012-07-20T16:24:02</dc:date>
    <dc:creator>Steve Jones</dc:creator>
    <meta:document-statistic meta:table-count="0" meta:image-count="0" meta:object-count="0" meta:page-count="16" meta:paragraph-count="220" meta:word-count="2842" meta:character-count="17606"/>
    <meta:user-defined meta:name="Info 1"/>
    <meta:user-defined meta:name="Info 2"/>
    <meta:user-defined meta:name="Info 3"/>
    <meta:user-defined meta:name="Info 4"/>
    <meta:template xlink:type="simple" xlink:actuate="onRequest" xlink:title="Turabian Style" xlink:href="/usr/lib64/openoffice.org/basis3.1/share/template/en-US/educate/turabian.ott" meta:date="2012-06-01T10:47:28"/>
  </office:meta>
</office:document-meta>
</file>